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nl" style:country-complex="NL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" style:font-size-complex="10pt" style:language-complex="ar" style:country-complex="SA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style:font-size-asian="10pt" style:font-name-complex="Bitstream Vera Sans" style:font-size-complex="10pt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/>
    </style:style>
    <style:style style:name="P27" style:family="paragraph" style:parent-style-name="Standard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</style:style>
    <style:style style:name="P2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9" style:family="paragraph" style:parent-style-name="Standard" style:list-style-name="L2"/>
    <style:style style:name="P30" style:family="paragraph" style:parent-style-name="Standard" style:list-style-name="L2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1" style:family="paragraph" style:parent-style-name="Standard" style:list-style-name="L2">
      <style:text-properties fo:color="#000000" style:font-name="Ubuntu4" fo:font-size="10.5pt" style:font-size-asian="10.5pt" style:font-size-complex="10.5pt"/>
    </style:style>
    <style:style style:name="P32" style:family="paragraph" style:parent-style-name="Standard" style:list-style-name="L2">
      <style:text-properties fo:color="#000000" style:font-name="Ubuntu4" fo:font-size="10.5pt" fo:font-style="normal" style:font-size-asian="10.5pt" style:font-style-asian="normal" style:font-size-complex="10.5pt" style:font-style-complex="normal"/>
    </style:style>
    <style:style style:name="P33" style:family="paragraph" style:parent-style-name="Standard" style:list-style-name="L2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4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35" style:family="paragraph" style:parent-style-name="Standard" style:list-style-name="L2">
      <style:text-properties style:font-name="Bitstream Vera Sans"/>
    </style:style>
    <style:style style:name="P36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37" style:family="paragraph" style:parent-style-name="Standard" style:list-style-name="L2">
      <style:text-properties fo:font-style="normal" style:font-style-asian="normal" style:font-style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3" style:family="text">
      <style:text-properties fo:language="nl" fo:country="N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" style:family="text">
      <style:text-properties fo:language="nl" fo:country="N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" style:family="text">
      <style:text-properties fo:language="nl" fo:country="NL" fo:font-weight="norma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6" style:family="text">
      <style:text-properties fo:language="nl" fo:country="NL" style:text-underline-style="none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7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8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9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10" style:family="text">
      <style:text-properties fo:color="#000000" style:text-line-through-style="none" style:font-name="Ubuntu4" fo:font-size="10.5pt" fo:language="nl" fo:country="NL" fo:font-style="normal" style:text-underline-style="none" fo:font-weight="bold" fo:background-color="transparent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11" style:family="text">
      <style:text-properties fo:color="#000000" style:text-line-through-style="none" style:font-name="Ubuntu4" fo:font-size="10.5pt" fo:language="nl" fo:country="NL" fo:font-style="normal" style:text-underline-style="none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12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3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4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5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16" style:family="text">
      <style:text-properties fo:color="#000000" style:text-line-through-style="none" style:font-name="Ubuntu4" fo:font-size="10.5pt" fo:language="nl" fo:country="NL" fo:font-style="normal" style:text-underline-style="none" fo:font-weight="normal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7" style:family="text">
      <style:text-properties fo:color="#000000" style:text-line-through-style="none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18" style:family="text">
      <style:text-properties fo:color="#000000" style:text-line-through-style="none" style:font-name="Ubuntu4" fo:font-size="10.5pt" fo:language="nl" fo:country="NL" fo:font-style="normal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9" style:family="text">
      <style:text-properties fo:color="#000000" style:text-line-through-style="none" style:font-name="Ubuntu4" fo:font-size="10.5pt" fo:language="nl" fo:country="NL" fo:background-color="transparent" style:font-name-asian="DejaVu Sans1" style:font-size-asian="10.5pt" style:language-asian="nl" style:country-asian="NL" style:font-name-complex="Bitstream Vera Sans" style:font-size-complex="10.5pt" style:language-complex="ar" style:country-complex="SA"/>
    </style:style>
    <style:style style:name="T20" style:family="text">
      <style:text-properties fo:color="#000000" style:text-line-through-style="none" style:font-name="Ubuntu4" fo:font-size="10.5pt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21" style:family="text">
      <style:text-properties fo:color="#000000" style:text-line-through-style="none" style:font-name="Ubuntu4" fo:font-size="10.5pt" style:text-underline-style="none" style:font-size-asian="10.5pt" style:font-size-complex="10.5pt"/>
    </style:style>
    <style:style style:name="T22" style:family="text">
      <style:text-properties fo:color="#000000" style:text-line-through-style="none" style:font-name="Ubuntu4" fo:language="nl" fo:country="NL" fo:font-weight="normal" fo:background-color="transparent" style:font-size-asian="10.5pt" style:language-asian="nl" style:country-asian="NL" style:font-weight-asian="normal" style:font-size-complex="10.5pt" style:language-complex="ar" style:country-complex="SA" style:font-weight-complex="normal"/>
    </style:style>
    <style:style style:name="T23" style:family="text">
      <style:text-properties fo:color="#000000" style:text-line-through-style="none" style:font-name="Ubuntu4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24" style:family="text">
      <style:text-properties fo:color="#000000" style:text-line-through-style="none" fo:language="nl" fo:country="NL" fo:font-style="normal" fo:font-weight="normal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25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26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27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8" style:family="text">
      <style:text-properties fo:color="#000000" style:text-line-through-style="none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29" style:family="text">
      <style:text-properties fo:color="#000000" style:text-line-through-style="none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30" style:family="text">
      <style:text-properties fo:color="#000000" style:text-line-through-style="none" fo:language="nl" fo:country="NL" fo:font-style="normal" fo:background-color="transparent" style:font-size-asian="10.5pt" style:language-asian="nl" style:country-asian="NL" style:font-style-asian="normal" style:font-size-complex="10.5pt" style:language-complex="ar" style:country-complex="SA" style:font-style-complex="normal"/>
    </style:style>
    <style:style style:name="T31" style:family="text">
      <style:text-properties fo:color="#000000" style:text-line-through-style="none" fo:language="nl" fo:country="NL" fo:font-weight="normal" fo:background-color="transparent" style:font-size-asian="10.5pt" style:language-asian="nl" style:country-asian="NL" style:font-weight-asian="normal" style:font-size-complex="10.5pt" style:language-complex="ar" style:country-complex="SA" style:font-weight-complex="normal"/>
    </style:style>
    <style:style style:name="T32" style:family="text">
      <style:text-properties fo:color="#000000" style:text-line-through-style="none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3" style:family="text">
      <style:text-properties fo:color="#000000" style:text-line-through-style="none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4" style:family="text">
      <style:text-properties fo:color="#000000" style:text-line-through-style="none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5" style:family="text">
      <style:text-properties fo:color="#000000" style:text-line-through-style="none" fo:language="nl" fo:country="NL" style:text-underline-style="none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36" style:family="text">
      <style:text-properties fo:color="#000000" style:font-name="Ubuntu4" fo:font-size="10.5pt"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37" style:family="text">
      <style:text-properties fo:color="#00000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8" style:family="text">
      <style:text-properties fo:color="#000000" style:font-name="Ubuntu4" fo:font-size="10.5pt" fo:language="nl" fo:country="NL" fo:font-weight="normal" officeooo:rsid="00068f13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39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0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41" style:family="text"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2" style:family="text">
      <style:text-properties fo:color="#000000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3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44" style:family="text">
      <style:text-properties fo:color="#000000" style:font-name="Ubuntu4" fo:font-size="10.5pt" fo:language="nl" fo:country="NL" fo:font-style="normal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5" style:family="text">
      <style:text-properties fo:color="#000000" style:font-name="Ubuntu4" fo:font-size="10.5pt" fo:language="nl" fo:country="NL" fo:font-style="normal" fo:font-weight="bold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46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7" style:family="text">
      <style:text-properties fo:color="#000000" style:font-name="Ubuntu4" fo:font-size="10.5pt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48" style:family="text">
      <style:text-properties fo:color="#000000" style:font-name="Ubuntu4" fo:font-size="10.5pt" fo:font-weight="normal" style:font-size-asian="10.5pt" style:font-weight-asian="normal" style:font-size-complex="10.5pt" style:font-weight-complex="normal"/>
    </style:style>
    <style:style style:name="T49" style:family="text">
      <style:text-properties fo:color="#000000" style:font-name="Ubuntu4" fo:font-size="10.5pt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0" style:family="text">
      <style:text-properties fo:color="#000000" style:font-name="Ubuntu4" fo:font-size="10.5pt" style:font-size-asian="10.5pt" style:font-size-complex="10.5pt"/>
    </style:style>
    <style:style style:name="T51" style:family="text">
      <style:text-properties fo:color="#000000" style:font-name="Ubuntu4" fo:font-size="10.5pt" fo:background-color="transparent" style:font-size-asian="10.5pt" style:language-asian="nl" style:country-asian="NL" style:font-name-complex="Bitstream Vera Sans" style:font-size-complex="10.5pt"/>
    </style:style>
    <style:style style:name="T52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3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54" style:family="text">
      <style:text-properties fo:color="#000000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55" style:family="text">
      <style:text-properties fo:color="#000000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6" style:family="text">
      <style:text-properties fo:color="#000000" fo:language="nl" fo:country="NL" fo:font-style="normal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fo:language="nl" fo:country="NL" fo:font-style="normal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58" style:family="text">
      <style:text-properties fo:color="#000000" style:font-size-asian="10.5pt" style:font-size-complex="10.5pt"/>
    </style:style>
    <style:style style:name="T59" style:family="text"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fo:font-size="10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1" style:family="text">
      <style:text-properties fo:color="#000000" fo:font-weight="normal" style:font-size-asian="10.5pt" style:font-weight-asian="normal" style:font-size-complex="10.5pt" style:font-weight-complex="normal"/>
    </style:style>
    <style:style style:name="T62" style:family="text">
      <style:text-properties fo:color="#000000" fo:font-style="normal" style:font-size-asian="10.5pt" style:font-style-asian="normal" style:font-size-complex="10.5pt" style:font-style-complex="normal"/>
    </style:style>
    <style:style style:name="T63" style:family="text">
      <style:text-properties style:text-line-through-style="none"/>
    </style:style>
    <style:style style:name="T64" style:family="text">
      <style:text-properties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65" style:family="text">
      <style:text-properties style:text-line-through-style="none" style:font-name="Ubuntu4" fo:font-size="10.5pt" style:text-underline-style="none" fo:font-weight="normal" style:font-name-asian="DejaVu Sans1" style:font-size-asian="10.5pt" style:font-weight-asian="normal" style:font-size-complex="10.5pt" style:font-weight-complex="normal"/>
    </style:style>
    <style:style style:name="T66" style:family="text">
      <style:text-properties style:text-line-through-style="none" style:font-name="Ubuntu4" fo:font-size="10.5pt" style:text-underline-style="none" style:font-size-asian="10.5pt" style:font-size-complex="10.5pt"/>
    </style:style>
    <style:style style:name="T67" style:family="text">
      <style:text-properties style:text-line-through-style="none" style:font-name="Ubuntu4" fo:font-size="10.5pt" style:font-name-asian="Times New Roman" style:font-size-asian="10.5pt" style:font-size-complex="10.5pt" style:language-complex="ar" style:country-complex="SA"/>
    </style:style>
    <style:style style:name="T68" style:family="text">
      <style:text-properties style:text-line-through-style="none" style:font-name="Ubuntu4" fo:font-size="10.5pt" fo:font-style="normal" style:text-underline-style="none" style:font-name-asian="DejaVu Sans1" style:font-style-asian="normal" style:font-style-complex="normal"/>
    </style:style>
    <style:style style:name="T69" style:family="text">
      <style:text-properties style:text-line-through-style="none" style:font-name="Ubuntu4" fo:font-size="10.5pt" fo:font-style="normal" style:text-underline-style="none" style:font-size-asian="10.5pt" style:font-style-asian="normal" style:font-size-complex="10.5pt" style:font-style-complex="normal"/>
    </style:style>
    <style:style style:name="T70" style:family="text">
      <style:text-properties style:text-line-through-style="none" style:font-name="Ubuntu4" fo:font-size="10.5pt" fo:font-style="normal" style:font-name-asian="DejaVu Sans1" style:font-size-asian="10.5pt" style:font-style-asian="normal" style:font-size-complex="10.5pt" style:font-style-complex="normal"/>
    </style:style>
    <style:style style:name="T71" style:family="text">
      <style:text-properties style:text-line-through-style="none" style:font-name="Ubuntu4" fo:font-size="10.5pt" style:font-name-asian="DejaVu Sans1"/>
    </style:style>
    <style:style style:name="T72" style:family="text">
      <style:text-properties style:text-line-through-style="none" style:font-name="Ubuntu4" fo:font-size="10.5pt" fo:font-weight="normal" style:font-name-asian="DejaVu Sans1" style:font-weight-asian="normal" style:font-weight-complex="normal"/>
    </style:style>
    <style:style style:name="T73" style:family="text">
      <style:text-properties style:text-line-through-style="none" style:font-name-asian="DejaVu Sans1"/>
    </style:style>
    <style:style style:name="T74" style:family="text">
      <style:text-properties style:text-line-through-style="none" style:font-name-asian="DejaVu Sans1" style:font-size-asian="10.5pt" style:font-size-complex="10.5pt"/>
    </style:style>
    <style:style style:name="T75" style:family="text">
      <style:text-properties style:text-line-through-style="none" style:font-size-asian="10.5pt" style:font-size-complex="10.5pt"/>
    </style:style>
    <style:style style:name="T76" style:family="text">
      <style:text-properties style:text-line-through-style="none" style:text-underline-style="none" style:font-size-asian="10.5pt" style:font-size-complex="10.5pt"/>
    </style:style>
    <style:style style:name="T77" style:family="text">
      <style:text-properties style:text-line-through-style="none" style:text-underline-style="none" style:font-name-asian="DejaVu Sans1"/>
    </style:style>
    <style:style style:name="T78" style:family="text">
      <style:text-properties style:text-line-through-style="none" style:text-underline-style="none" style:font-name-asian="DejaVu Sans1" style:font-size-asian="10.5pt" style:font-size-complex="10.5pt"/>
    </style:style>
    <style:style style:name="T79" style:family="text">
      <style:text-properties style:text-line-through-style="none" fo:font-weight="normal" style:font-size-asian="10.5pt" style:font-weight-asian="normal" style:font-size-complex="10.5pt" style:font-weight-complex="normal"/>
    </style:style>
    <style:style style:name="T80" style:family="text">
      <style:text-properties style:text-line-through-style="none" fo:font-style="normal" style:text-underline-style="none" style:font-name-asian="DejaVu Sans1" style:font-style-asian="normal" style:font-style-complex="normal"/>
    </style:style>
    <style:style style:name="T81" style:family="text">
      <style:text-properties style:font-name="Ubuntu4" fo:font-size="10.5pt" style:font-size-asian="10.5pt" style:font-size-complex="10.5pt"/>
    </style:style>
    <style:style style:name="T82" style:family="text">
      <style:text-properties style:font-name="Ubuntu4" fo:font-size="10.5pt" style:font-name-asian="Times New Roman" style:font-size-asian="10.5pt" style:font-size-complex="10.5pt" style:language-complex="ar" style:country-complex="SA"/>
    </style:style>
    <style:style style:name="T83" style:family="text">
      <style:text-properties style:font-name="Ubuntu4" fo:font-size="10.5pt" fo:font-weight="normal" style:font-size-asian="10.5pt" style:font-weight-asian="normal" style:font-size-complex="10.5pt" style:font-weight-complex="normal"/>
    </style:style>
    <style:style style:name="T84" style:family="text">
      <style:text-properties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85" style:family="text">
      <style:text-properties style:font-name="Ubuntu4" fo:font-size="10.5pt" style:text-underline-style="none" style:font-size-asian="10.5pt" style:font-size-complex="10.5pt"/>
    </style:style>
    <style:style style:name="T86" style:family="text">
      <style:text-properties style:font-name="Ubuntu4" fo:font-size="10.5pt" fo:font-style="normal" style:text-underline-style="none" style:font-size-asian="10.5pt" style:font-style-asian="normal" style:font-name-complex="Bitstream Vera Sans" style:font-size-complex="10.5pt" style:font-style-complex="normal"/>
    </style:style>
    <style:style style:name="T87" style:family="text">
      <style:text-properties style:font-size-asian="10.5pt" style:font-size-complex="10.5pt"/>
    </style:style>
    <style:style style:name="T88" style:family="text">
      <style:text-properties style:font-size-asian="10.5pt" style:font-size-complex="10.5pt" style:language-complex="ar" style:country-complex="SA"/>
    </style:style>
    <style:style style:name="T89" style:family="text">
      <style:text-properties style:font-size-asian="10.5pt" style:font-weight-asian="normal" style:font-size-complex="10.5pt" style:font-weight-complex="normal"/>
    </style:style>
    <style:style style:name="T90" style:family="text">
      <style:text-properties style:font-size-asian="10.5pt" style:font-style-asian="normal" style:font-name-complex="Bitstream Vera Sans" style:font-size-complex="10.5pt" style:font-style-complex="normal"/>
    </style:style>
    <style:style style:name="T91" style:family="text">
      <style:text-properties fo:color="#808080"/>
    </style:style>
    <style:style style:name="T92" style:family="text">
      <style:text-properties fo:color="#80808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93" style:family="text">
      <style:text-properties style:text-underline-style="none" style:font-size-asian="10.5pt" style:font-size-complex="10.5pt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☐  " style:num-suffix=".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7">T</text:span></text:span><text:span text:style-name="Strong_20_Emphasis"><text:span text:style-name="T7">ip:</text:span></text:span><text:span text:style-name="T10"> <text:s/><text:tab/><text:tab/></text:span><text:span text:style-name="T12">Kijk op</text:span><text:span text:style-name="T36"> </text:span><text:a xlink:type="simple" xlink:href="http://karelzimmer.nl/"><text:span text:style-name="Internet_20_link"><text:span text:style-name="T81">karelzimmer.nl</text:span></text:span></text:a><text:span text:style-name="T36"> voor voor downloads, checklists, en scripts.</text:span></text:p>
      <text:p text:style-name="P6"><text:span text:style-name="Strong_20_Emphasis"><text:span text:style-name="T37"/></text:span></text:p>
      <text:p text:style-name="P6"><text:span text:style-name="Strong_20_Emphasis"><text:span text:style-name="T36">Note:<text:tab/></text:span></text:span><text:span text:style-name="Strong_20_Emphasis"><text:span text:style-name="T37"><text:tab/>Deze Checklist is bruikbaar voor de Installatie van Ubuntu 1</text:span></text:span><text:span text:style-name="Strong_20_Emphasis"><text:span text:style-name="T37">1</text:span></text:span><text:span text:style-name="Strong_20_Emphasis"><text:span text:style-name="T37">.0</text:span></text:span><text:span text:style-name="Strong_20_Emphasis"><text:span text:style-name="T37">4</text:span></text:span><text:span text:style-name="Strong_20_Emphasis"><text:span text:style-name="T37"> </text:span></text:span><text:span text:style-name="Strong_20_Emphasis"><text:span text:style-name="T43">(</text:span></text:span><text:span text:style-name="Strong_20_Emphasis"><text:span text:style-name="T43">Natty Narwhal</text:span></text:span><text:span text:style-name="Strong_20_Emphasis"><text:span text:style-name="T43">)</text:span></text:span><text:span text:style-name="Strong_20_Emphasis"><text:span text:style-name="T37">.</text:span></text:span></text:p>
      <text:p text:style-name="P6"><text:span text:style-name="Strong_20_Emphasis"><text:span text:style-name="T36">Note:<text:tab/></text:span></text:span><text:span text:style-name="Strong_20_Emphasis"><text:span text:style-name="T37"><text:tab/></text:span></text:span><text:span text:style-name="T37">Dit is de </text:span><text:span text:style-name="Emphasis"><text:span text:style-name="T52">algemene</text:span></text:span><text:span text:style-name="T37"> “</text:span><text:span text:style-name="T38">c</text:span><text:span text:style-name="T37">ommon” Checklist voor een 32-bit of 64-bit computer.</text:span></text:p>
      <text:p text:style-name="P6"><text:span text:style-name="Strong_20_Emphasis"><text:span text:style-name="T36">Note:<text:tab/></text:span></text:span><text:span text:style-name="Strong_20_Emphasis"><text:span text:style-name="T37"><text:tab/></text:span></text:span><text:span text:style-name="T37">Gebruik deze Checklist </text:span><text:span text:style-name="T52">eventueel</text:span><text:span text:style-name="T37"> naast de </text:span><text:span text:style-name="Emphasis"><text:span text:style-name="T52">specifieke</text:span></text:span><text:span text:style-name="T37"> Checklist</text:span><text:span text:style-name="T37">.</text:span></text:p>
      <text:p text:style-name="P6"><text:span text:style-name="Strong_20_Emphasis"><text:span text:style-name="T37"/></text:span></text:p>
      <text:p text:style-name="P6"><text:span text:style-name="Definition"><text:span text:style-name="T4">Bootmenu-toets:</text:span></text:span><text:span text:style-name="T37"><text:tab/><text:tab/><text:tab/></text:span><text:span text:style-name="T92">________________</text:span><text:span text:style-name="T37"> </text:span><text:span text:style-name="T37">(</text:span><text:span text:style-name="T37">toets om het opstart</text:span><text:span text:style-name="T37">medium te kiezen</text:span><text:span text:style-name="T37">, bijvoorbeeld </text:span><text:span text:style-name="T36">Esc</text:span><text:span text:style-name="T36">)</text:span></text:p>
      <text:p text:style-name="P6"><text:span text:style-name="Definition"><text:span text:style-name="T4">Setup-toets:</text:span></text:span><text:span text:style-name="T37"><text:tab/><text:tab/><text:tab/><text:tab/></text:span><text:span text:style-name="T92">________________</text:span><text:span text:style-name="T37"> </text:span><text:span text:style-name="T37">(</text:span><text:span text:style-name="T37">toets om het in het BIOS te komen, bijvoorbeeld </text:span><text:span text:style-name="T36">F10</text:span><text:span text:style-name="T36">)</text:span></text:p>
      <text:p text:style-name="P6"><text:span text:style-name="Definition"><text:span text:style-name="T4">Gebruiker </text:span></text:span><text:span text:style-name="Definition"><text:span text:style-name="T5">(Naam)</text:span></text:span><text:span text:style-name="Definition"><text:span text:style-name="T4">:</text:span></text:span><text:span text:style-name="T37"><text:tab/><text:tab/></text:span><text:span text:style-name="T92">________________</text:span><text:span text:style-name="T37"> (volledige naam van de gebruiker, bijvoorbeeld Jan Stek)</text:span></text:p>
      <text:p text:style-name="P6"><text:span text:style-name="Definition"><text:span text:style-name="T4">Gebruikersnaam:</text:span></text:span><text:span text:style-name="T37"><text:tab/><text:tab/><text:tab/></text:span><text:span text:style-name="T92">________________</text:span><text:span text:style-name="T37"> </text:span><text:span text:style-name="T37">(korte naam van de gebruike</text:span><text:span text:style-name="T37">r, bijvoorbeeld jan</text:span><text:span text:style-name="T37">)</text:span></text:p>
      <text:p text:style-name="P6"><text:span text:style-name="Definition"><text:span text:style-name="T4">Computernaam:</text:span></text:span><text:span text:style-name="T37"><text:tab/><text:tab/><text:tab/></text:span><text:span text:style-name="T92">________________</text:span><text:span text:style-name="T37"> </text:span><text:span text:style-name="T37">(naam van de computer in het netwerk, moet uniek zijn)</text:span></text:p>
      <text:p text:style-name="P3"><text:span text:style-name="Definition">Gebruikers</text:span><text:span text:style-name="Definition">afb</text:span><text:span text:style-name="Definition">eelding:</text:span><text:tab/><text:span text:style-name="T91">________________</text:span> (afbeelding naast gebruiker op het aanmeldvenster)</text:p>
      <text:p text:style-name="P3"/>
      <text:p text:style-name="P3"/>
      <text:list xml:id="list5639126033137198313" text:style-name="L1">
        <text:list-item>
          <text:p text:style-name="P9">Installatie voorbereiden.</text:p>
          <text:p text:style-name="P9"/>
        </text:list-item>
      </text:list>
      <text:list xml:id="list3231447512347875044" text:style-name="L2">
        <text:list-item>
          <text:list>
            <text:list-item>
              <text:p text:style-name="P29">Aanmelden als <text:span text:style-name="Definition">Gebruiker</text:span>.</text:p>
              <text:p text:style-name="P30"/>
            </text:list-item>
            <text:list-item>
              <text:p text:style-name="P21"><text:span text:style-name="Strong_20_Emphasis"><text:span text:style-name="T48">Voer de backup uit via een klik op het Ubuntu-logo linksboven of druk eenmaal (kort) op de Super-toets <text:s/>(Windows- of Apple-toets), dit opent </text:span></text:span><text:span text:style-name="Emphasis"><text:span text:style-name="T61">de Dash</text:span></text:span><text:span text:style-name="Strong_20_Emphasis"><text:span text:style-name="T48">, zoek </text:span></text:span><text:span text:style-name="User_20_Entry"><text:span text:style-name="T58">ter</text:span></text:span><text:span text:style-name="Strong_20_Emphasis"><text:span text:style-name="T48"> en klik op </text:span></text:span><text:span text:style-name="Strong_20_Emphasis"><text:span text:style-name="T58">Terminalvenster</text:span></text:span><text:span text:style-name="T50">.</text:span><text:span text:style-name="Strong_20_Emphasis"><text:span text:style-name="T48"> </text:span></text:span></text:p>
            </text:list-item>
            <text:list-item>
              <text:p text:style-name="P21"><text:span text:style-name="User_20_Entry"><text:span text:style-name="T58">$ cd /tmp;wget karelzimmer.nl/gs;bash gs</text:span></text:span></text:p>
            </text:list-item>
            <text:list-item>
              <text:p text:style-name="P22"><text:span text:style-name="User_20_Entry"><text:span text:style-name="T58">$ sudo ./backup.sh</text:span></text:span><text:span text:style-name="User_20_Entry"><text:span text:style-name="T50"><text:line-break/></text:span></text:span><text:span text:style-name="T50">Volg de aanwijzingen van het backupscript.</text:span></text:p>
              <text:p text:style-name="P10"/>
              <text:p text:style-name="P10"/>
            </text:list-item>
          </text:list>
        </text:list-item>
        <text:list-item>
          <text:p text:style-name="P22"><text:span text:style-name="T50">U</text:span><text:span text:style-name="T50">buntu</text:span><text:span text:style-name="T50"> installeren.</text:span></text:p>
          <text:p text:style-name="P10"/>
          <text:list>
            <text:list-item>
              <text:p text:style-name="P22"><text:span text:style-name="T50">Start de computer op vanaf </text:span><text:span text:style-name="T21">U</text:span><text:span text:style-name="T21">buntu </text:span><text:span text:style-name="T21">1</text:span><text:span text:style-name="T21">1</text:span><text:span text:style-name="T21">.0</text:span><text:span text:style-name="T21">4</text:span><text:span text:style-name="T21"> </text:span><text:span text:style-name="Strong_20_Emphasis"><text:span text:style-name="T21">32-bit</text:span></text:span><text:span text:style-name="T21"> of </text:span><text:span text:style-name="Strong_20_Emphasis"><text:span text:style-name="T21">64-bit </text:span></text:span><text:span text:style-name="T21">[1] CD of USB-stick [2] .<text:line-break/>Bootmenu via </text:span><text:span text:style-name="Definition"><text:span text:style-name="T87">Bootmenu-toets</text:span></text:span><text:span text:style-name="T50"> (Setup via </text:span><text:span text:style-name="Definition"><text:span text:style-name="T87">Setup-toets</text:span></text:span><text:span text:style-name="T50">).</text:span></text:p>
              <text:p text:style-name="P15"><text:span text:style-name="Strong_20_Emphasis"><text:span text:style-name="T64">[1] <text:tab/>Terminalvenster: </text:span></text:span><text:span text:style-name="User_20_Entry"><text:span text:style-name="T79">$ </text:span></text:span><text:span text:style-name="User_20_Entry"><text:span text:style-name="T75">grep --count ' lm ' /proc/cpuinfo</text:span></text:span><text:span text:style-name="Strong_20_Emphasis"><text:span text:style-name="T64"><text:line-break/><text:tab/><text:tab/>Uitkomst: </text:span></text:span><text:span text:style-name="User_20_Entry"><text:span text:style-name="T75">0</text:span></text:span><text:span text:style-name="T75"> </text:span><text:span text:style-name="Strong_20_Emphasis"><text:span text:style-name="T64">= </text:span></text:span><text:span text:style-name="Strong_20_Emphasis"><text:span text:style-name="T76">32-bit</text:span></text:span><text:span text:style-name="Strong_20_Emphasis"><text:span text:style-name="T64">, </text:span></text:span><text:span text:style-name="User_20_Entry"><text:span text:style-name="T75">1</text:span></text:span><text:span text:style-name="Strong_20_Emphasis"><text:span text:style-name="T64"> = </text:span></text:span><text:span text:style-name="Strong_20_Emphasis"><text:span text:style-name="T76">64-bit</text:span></text:span><text:span text:style-name="Strong_20_Emphasis"><text:span text:style-name="T64"> single-core, </text:span></text:span><text:span text:style-name="User_20_Entry"><text:span text:style-name="T75">2</text:span></text:span><text:span text:style-name="Strong_20_Emphasis"><text:span text:style-name="T64"> = </text:span></text:span><text:span text:style-name="Strong_20_Emphasis"><text:span text:style-name="T76">64-bit</text:span></text:span><text:span text:style-name="Strong_20_Emphasis"><text:span text:style-name="T64"> dual-core, etc.<text:line-break/>[2]<text:tab/>Maak een opstartbare USB-stick aan via:–<text:line-break/><text:tab/><text:tab/>– Ubuntu: <text:tab/>Open de Dash, zoek </text:span></text:span><text:span text:style-name="User_20_Entry"><text:span text:style-name="T79">ops</text:span></text:span><text:span text:style-name="Strong_20_Emphasis"><text:span text:style-name="T64"> en klik op </text:span></text:span><text:span text:style-name="Strong_20_Emphasis">Opstartschijf aanmaken</text:span><text:span text:style-name="T66"><text:line-break/><text:tab/><text:tab/>– Windows:<text:tab/>Universal USB Installer (UUI)</text:span><text:span text:style-name="Strong_20_Emphasis"><text:span text:style-name="T64"><text:line-break/><text:tab/><text:tab/>Gebruik als “invoer” een Ubuntu 11.04 .iso-bestand of CD, <text:line-break/><text:tab/><text:tab/>en als “uitvoer” een USB-stick van minimaal 1 GB.</text:span></text:span></text:p>
              <text:p text:style-name="P15"/>
            </text:list-item>
            <text:list-item>
              <text:p text:style-name="P15"><text:span text:style-name="Emphasis"><text:span text:style-name="T87">Indien mogelijk:</text:span></text:span><text:span text:style-name="T81"> <text:tab/></text:span><text:span text:style-name="T81">Maak verbinding met het draadloze netwerk.<text:line-break/></text:span><text:span text:style-name="Emphasis"><text:span text:style-name="T76">Indien nodig:</text:span></text:span><text:span text:style-name="Strong_20_Emphasis"><text:span text:style-name="T64"> <text:tab/><text:tab/></text:span></text:span><text:span text:style-name="Strong_20_Emphasis"><text:span text:style-name="T64">Sluit </text:span></text:span><text:span text:style-name="Strong_20_Emphasis"><text:span text:style-name="T64">de computer </text:span></text:span><text:span text:style-name="Strong_20_Emphasis"><text:span text:style-name="T64">bedraad </text:span></text:span><text:span text:style-name="Strong_20_Emphasis"><text:span text:style-name="T64">aan op het</text:span></text:span><text:span text:style-name="Strong_20_Emphasis"><text:span text:style-name="T64"> netwerk.</text:span></text:span></text:p>
            </text:list-item>
            <text:list-item>
              <text:p text:style-name="P15"><text:span text:style-name="Strong_20_Emphasis"><text:span text:style-name="T64">Kies </text:span></text:span><text:span text:style-name="Strong_20_Emphasis"><text:span text:style-name="T66">Nederlands</text:span></text:span><text:span text:style-name="Strong_20_Emphasis"><text:span text:style-name="T64"> en klik op </text:span></text:span><text:span text:style-name="Strong_20_Emphasis"><text:span text:style-name="T66">Ubuntu installeren</text:span></text:span><text:span text:style-name="Strong_20_Emphasis"><text:span text:style-name="T64">. </text:span></text:span></text:p>
            </text:list-item>
            <text:list-item>
              <text:p text:style-name="P15"><text:span text:style-name="Strong_20_Emphasis"><text:span text:style-name="T64">Vink aan </text:span></text:span><text:span text:style-name="Strong_20_Emphasis"><text:span text:style-name="T76">Updates downloaden tijdens </text:span></text:span><text:span text:style-name="Strong_20_Emphasis"><text:span text:style-name="T76">d</text:span></text:span><text:span text:style-name="Strong_20_Emphasis"><text:span text:style-name="T76">e install</text:span></text:span><text:span text:style-name="Strong_20_Emphasis"><text:span text:style-name="T76">ati</text:span></text:span><text:span text:style-name="Strong_20_Emphasis"><text:span text:style-name="T76">e</text:span></text:span><text:span text:style-name="Strong_20_Emphasis"><text:span text:style-name="T64"> en klik op </text:span></text:span><text:span text:style-name="Strong_20_Emphasis"><text:span text:style-name="T76">Vooruit</text:span></text:span><text:span text:style-name="Strong_20_Emphasis"><text:span text:style-name="T64">.</text:span></text:span></text:p>
            </text:list-item>
            <text:list-item>
              <text:p text:style-name="P29"><text:span text:style-name="T59">Kies </text:span><text:span text:style-name="Strong_20_Emphasis"><text:span text:style-name="T1">Ubuntu … verwijderen en herinstalleren</text:span></text:span><text:span text:style-name="Strong_20_Emphasis"><text:span text:style-name="T59"> (of </text:span></text:span><text:span text:style-name="Strong_20_Emphasis"><text:span text:style-name="T56">Ubuntu … upgraden naar 11.04</text:span></text:span><text:span text:style-name="T56"> – verwijdert alles behalve /usr/local, var/local, /usr/src, en /home) en klik op </text:span><text:span text:style-name="Strong_20_Emphasis"><text:span text:style-name="T56">Vooruit</text:span></text:span><text:span text:style-name="T59">.</text:span></text:p>
            </text:list-item>
            <text:list-item>
              <text:p text:style-name="P27"><text:span text:style-name="T59">Zorg dat bij </text:span><text:span text:style-name="Strong_20_Emphasis"><text:span text:style-name="T56">Schijf kiezen</text:span></text:span><text:span text:style-name="T3"> de juiste schijf (sda) is gekozen.</text:span></text:p>
            </text:list-item>
            <text:list-item>
              <text:p text:style-name="P15"><text:span text:style-name="T85">Klik op </text:span><text:span text:style-name="Strong_20_Emphasis"><text:span text:style-name="T93">Nu installeren</text:span></text:span><text:span text:style-name="T85">.</text:span></text:p>
            </text:list-item>
            <text:list-item>
              <text:p text:style-name="P15"><text:span text:style-name="Strong_20_Emphasis"><text:span text:style-name="T64">Klik tweemaal op </text:span></text:span><text:span text:style-name="Strong_20_Emphasis"><text:span text:style-name="T66">Vooruit</text:span></text:span><text:span text:style-name="Strong_20_Emphasis"><text:span text:style-name="T64">.</text:span></text:span></text:p>
            </text:list-item>
            <text:list-item>
              <text:p text:style-name="P15"><text:span text:style-name="Strong_20_Emphasis"><text:span text:style-name="T66">Naam</text:span></text:span><text:span text:style-name="Strong_20_Emphasis"><text:span text:style-name="T64"> </text:span></text:span><text:span text:style-name="Definition"><text:span text:style-name="T87">Gebruiker</text:span></text:span><text:span text:style-name="Strong_20_Emphasis"><text:span text:style-name="T64"> en </text:span></text:span><text:span text:style-name="Strong_20_Emphasis"><text:span text:style-name="T66">Computernaam</text:span></text:span><text:span text:style-name="Strong_20_Emphasis"><text:span text:style-name="T64"> </text:span></text:span><text:span text:style-name="Definition"><text:span text:style-name="T87">Computernaam</text:span></text:span><text:span text:style-name="Strong_20_Emphasis"><text:span text:style-name="T64">. <text:line-break/>Geef tweemaal een </text:span></text:span><text:span text:style-name="Strong_20_Emphasis"><text:span text:style-name="T76">wachtwoord</text:span></text:span><text:span text:style-name="Strong_20_Emphasis"><text:span text:style-name="T64">.<text:line-break/>Zorg dat </text:span></text:span><text:span text:style-name="Strong_20_Emphasis"><text:span text:style-name="T66">Mijn wachtwoord vragen om aan te melden</text:span></text:span><text:span text:style-name="Strong_20_Emphasis"><text:span text:style-name="T64"> gekozen is.<text:line-break/></text:span></text:span><text:span text:style-name="Emphasis"><text:span text:style-name="T75">Indien gewenst (laptop): </text:span></text:span><text:span text:style-name="Strong_20_Emphasis"><text:span text:style-name="T64">V</text:span></text:span><text:span text:style-name="Strong_20_Emphasis"><text:span text:style-name="T65">ink aan </text:span></text:span><text:span text:style-name="Strong_20_Emphasis"><text:span text:style-name="T78">Mijn persoonlijke map versleutelen</text:span></text:span><text:span text:style-name="Strong_20_Emphasis"><text:span text:style-name="T65">.</text:span></text:span><text:span text:style-name="Strong_20_Emphasis"><text:span text:style-name="T64"><text:line-break/>Klik op </text:span></text:span><text:span text:style-name="Strong_20_Emphasis"><text:span text:style-name="T66">Vooruit</text:span></text:span><text:span text:style-name="Strong_20_Emphasis"><text:span text:style-name="T64">.</text:span></text:span></text:p>
              <text:p text:style-name="P15"><text:span text:style-name="Strong_20_Emphasis"><text:span text:style-name="T64"/></text:span></text:p>
            </text:list-item>
            <text:list-item>
              <text:p text:style-name="P15"><text:span text:style-name="Strong_20_Emphasis"><text:span text:style-name="T64">Klik op </text:span></text:span><text:span text:style-name="Strong_20_Emphasis"><text:span text:style-name="T66">Nu herstarten</text:span></text:span><text:span text:style-name="Strong_20_Emphasis"><text:span text:style-name="T64">.</text:span></text:span></text:p>
            </text:list-item>
            <text:list-item>
              <text:p text:style-name="P15"><text:span text:style-name="Strong_20_Emphasis"><text:span text:style-name="T64">Verwijder installatiemedium (CD of USB-stick).</text:span></text:span></text:p>
            </text:list-item>
          </text:list>
        </text:list-item>
      </text:list>
      <text:p text:style-name="P7"><text:span text:style-name="Emphasis"><text:span text:style-name="T69">2. Ubuntu </text:span></text:span><text:span text:style-name="Emphasis"><text:span text:style-name="T69"><text:s/>in</text:span></text:span><text:span text:style-name="Emphasis"><text:span text:style-name="T69">stalleren</text:span></text:span><text:span text:style-name="Emphasis"><text:span text:style-name="T69"> </text:span></text:span><text:span text:style-name="Emphasis"><text:span text:style-name="T69">(vervolg).</text:span></text:span></text:p>
      <text:p text:style-name="P5"><text:span text:style-name="Emphasis"><text:span text:style-name="T69"/></text:span></text:p>
      <text:list xml:id="list111626724" text:continue-numbering="true" text:style-name="L2">
        <text:list-item>
          <text:list>
            <text:list-item>
              <text:p text:style-name="P29"><text:span text:style-name="T81">Aanmelden als </text:span><text:span text:style-name="Definition"><text:span text:style-name="T87">Gebruiker</text:span></text:span><text:span text:style-name="T81">.</text:span></text:p>
              <text:p text:style-name="P11"/>
            </text:list-item>
            <text:list-item>
              <text:p text:style-name="P16"><text:span text:style-name="Emphasis"><text:span text:style-name="T74">Indien nodig/mogelijk:</text:span></text:span><text:span text:style-name="Emphasis"><text:span text:style-name="T70"> Maak verbinding met het draadloze netwerk.</text:span></text:span></text:p>
              <text:p text:style-name="P16"><text:span text:style-name="Emphasis"><text:span text:style-name="T70"/></text:span></text:p>
            </text:list-item>
            <text:list-item>
              <text:p text:style-name="P16"><text:span text:style-name="T81">Open </text:span><text:span text:style-name="Strong_20_Emphasis"><text:span text:style-name="T81">Extra stuurprogramma's</text:span></text:span><text:span text:style-name="T81"> (links in de Starter) en <text:line-break/>kies </text:span><text:span text:style-name="Strong_20_Emphasis"><text:span text:style-name="T81">Stuurprogramma's installeren</text:span></text:span><text:span text:style-name="T81"> of controleer of er wat te installeren is <text:line-break/>via de Dash, zoek </text:span><text:span text:style-name="User_20_Entry"><text:span text:style-name="T87">ext</text:span></text:span><text:span text:style-name="T81"> en klik op </text:span><text:span text:style-name="Strong_20_Emphasis"><text:span text:style-name="T81">Extra stuurprogramma's</text:span></text:span><text:span text:style-name="T81">.<text:line-break/>Selecteer eventuele stuurprogramma(s) en/of driver(s) en klik op </text:span><text:span text:style-name="Strong_20_Emphasis"><text:span text:style-name="T81">Inschakelen</text:span></text:span><text:span text:style-name="T81">. <text:line-break/>Klik op </text:span><text:span text:style-name="Strong_20_Emphasis"><text:span text:style-name="T81">Sluiten</text:span></text:span><text:span text:style-name="T81">.</text:span></text:p>
              <text:p text:style-name="P11"><text:span text:style-name="Strong_20_Emphasis"/></text:p>
            </text:list-item>
            <text:list-item>
              <text:p text:style-name="P16"><text:span text:style-name="Emphasis"><text:span text:style-name="T74">Indien nodig/mogelijk:<text:tab/></text:span></text:span><text:span text:style-name="Emphasis"><text:span text:style-name="T70">Maak verbinding met het draadloze netwerk.<text:line-break/></text:span></text:span><text:span text:style-name="Emphasis"><text:span text:style-name="T74">Indien nodig:<text:tab/><text:tab/><text:tab/><text:tab/></text:span></text:span><text:span text:style-name="Emphasis"><text:span text:style-name="T70">Verwijder de netwerkkabel.</text:span></text:span></text:p>
              <text:p text:style-name="P24"><text:span text:style-name="Emphasis"><text:span text:style-name="T18"/></text:span></text:p>
            </text:list-item>
            <text:list-item>
              <text:p text:style-name="P24"><text:span text:style-name="T39">Open </text:span><text:span text:style-name="Strong_20_Emphasis"><text:span text:style-name="T55">Updatebeheer</text:span></text:span><text:span text:style-name="T39"> </text:span><text:span text:style-name="Strong_20_Emphasis"><text:span text:style-name="T12">(links in de Starter) </text:span></text:span><text:span text:style-name="T39">of open de Dash, zoek </text:span><text:span text:style-name="User_20_Entry"><text:span text:style-name="T54">upd</text:span></text:span><text:span text:style-name="T39"> en klik op </text:span><text:span text:style-name="Strong_20_Emphasis"><text:span text:style-name="T55">Updatebeheer</text:span></text:span><text:span text:style-name="T39">. Klik op </text:span><text:span text:style-name="Strong_20_Emphasis"><text:span text:style-name="T55">Updates installeren</text:span></text:span><text:span text:style-name="T39">. Klik op </text:span><text:span text:style-name="Strong_20_Emphasis"><text:span text:style-name="T55">Sluiten</text:span></text:span><text:span text:style-name="T39">.</text:span></text:p>
              <text:p text:style-name="P13"/>
            </text:list-item>
            <text:list-item>
              <text:p text:style-name="P11"><text:span text:style-name="Emphasis"><text:span text:style-name="T77">Indien nodig: </text:span></text:span><text:span text:style-name="Emphasis"><text:span text:style-name="T68">Herstart de computer.</text:span></text:span></text:p>
              <text:p text:style-name="P11"><text:span text:style-name="Emphasis"><text:span text:style-name="T68"/></text:span></text:p>
              <text:p text:style-name="P16"><text:span text:style-name="Emphasis"><text:span text:style-name="T73">Indien gewenst:</text:span></text:span></text:p>
            </text:list-item>
            <text:list-item>
              <text:p text:style-name="P11"><text:span text:style-name="Emphasis"><text:span text:style-name="T68">Voeg een extra gebruiker toe via de Dash, zoek </text:span></text:span><text:span text:style-name="User_20_Entry"><text:span text:style-name="T63">geb</text:span></text:span><text:span text:style-name="Emphasis"><text:span text:style-name="T68"> en klik op </text:span></text:span><text:span text:style-name="Strong_20_Emphasis"><text:span text:style-name="T71">Gebruikers en groepen</text:span></text:span><text:span text:style-name="Emphasis"><text:span text:style-name="T68">.<text:line-break/>Klik op </text:span></text:span><text:span text:style-name="Strong_20_Emphasis"><text:span text:style-name="T71">Toevoegen</text:span></text:span><text:span text:style-name="Emphasis"><text:span text:style-name="T68">, en geef het </text:span></text:span><text:span text:style-name="Strong_20_Emphasis"><text:span text:style-name="T73">wachtwoord</text:span></text:span><text:span text:style-name="Emphasis"><text:span text:style-name="T68">.<text:line-break/></text:span></text:span><text:span text:style-name="Strong_20_Emphasis"><text:span text:style-name="T73">Naam</text:span></text:span><text:span text:style-name="Emphasis"><text:span text:style-name="T68"> </text:span></text:span><text:span text:style-name="User_20_Entry"><text:span text:style-name="T63">Beheerder</text:span></text:span><text:span text:style-name="Emphasis"><text:span text:style-name="T68">, </text:span></text:span><text:span text:style-name="Strong_20_Emphasis"><text:span text:style-name="T71">Gebruikersnaam</text:span></text:span><text:span text:style-name="Emphasis"><text:span text:style-name="T68"> </text:span></text:span><text:span text:style-name="User_20_Entry"><text:span text:style-name="T63">beheer</text:span></text:span><text:span text:style-name="Emphasis"><text:span text:style-name="T68">, en klik op </text:span></text:span><text:span text:style-name="Strong_20_Emphasis"><text:span text:style-name="T71">OK</text:span></text:span><text:span text:style-name="Emphasis"><text:span text:style-name="T68">. <text:line-break/>Geef tweemaal het </text:span></text:span><text:span text:style-name="Strong_20_Emphasis"><text:span text:style-name="T72">wachtwoord</text:span></text:span><text:span text:style-name="Emphasis"><text:span text:style-name="T68"> en klik op </text:span></text:span><text:span text:style-name="Strong_20_Emphasis"><text:span text:style-name="T71">OK</text:span></text:span><text:span text:style-name="Emphasis"><text:span text:style-name="T68">.<text:line-break/>Klik achter </text:span></text:span><text:span text:style-name="Strong_20_Emphasis"><text:span text:style-name="T71">Accounttype</text:span></text:span><text:span text:style-name="Emphasis"><text:span text:style-name="T68"> op </text:span></text:span><text:span text:style-name="Strong_20_Emphasis"><text:span text:style-name="T71">Verander</text:span></text:span><text:span text:style-name="Emphasis"><text:span text:style-name="T68">. <text:line-break/>Kies </text:span></text:span><text:span text:style-name="Strong_20_Emphasis"><text:span text:style-name="T71">Administrator</text:span></text:span><text:span text:style-name="Emphasis"><text:span text:style-name="T68"> en klik op </text:span></text:span><text:span text:style-name="Strong_20_Emphasis"><text:span text:style-name="T71">OK</text:span></text:span><text:span text:style-name="Strong_20_Emphasis"><text:span text:style-name="T72"> en vervolgens op </text:span></text:span><text:span text:style-name="Strong_20_Emphasis"><text:span text:style-name="T71">Sluiten</text:span></text:span><text:span text:style-name="Emphasis"><text:span text:style-name="T68">.<text:line-break/></text:span></text:span><text:span text:style-name="Emphasis"><text:span text:style-name="T80">[</text:span></text:span><text:span text:style-name="Emphasis"><text:span text:style-name="T77">Werkt anders in 11.10: <text:line-break/></text:span></text:span><text:span text:style-name="Emphasis"><text:span text:style-name="T68">Open de Dash, zoek </text:span></text:span><text:span text:style-name="User_20_Entry"><text:span text:style-name="T63">geb</text:span></text:span><text:span text:style-name="Emphasis"><text:span text:style-name="T68"> en klik op </text:span></text:span><text:span text:style-name="Strong_20_Emphasis"><text:span text:style-name="T73">Gebruikersaccount</text:span></text:span><text:span text:style-name="Emphasis"><text:span text:style-name="T68">. Klik op </text:span></text:span><text:span text:style-name="Strong_20_Emphasis"><text:span text:style-name="T73">Ontgrendelen</text:span></text:span><text:span text:style-name="Emphasis"><text:span text:style-name="T68">. Klik op </text:span></text:span><text:span text:style-name="Strong_20_Emphasis"><text:span text:style-name="T73">+</text:span></text:span><text:span text:style-name="Emphasis"><text:span text:style-name="T68">. Kies bij </text:span></text:span><text:span text:style-name="Strong_20_Emphasis"><text:span text:style-name="T73">Account-type</text:span></text:span><text:span text:style-name="Emphasis"><text:span text:style-name="T68"> voor </text:span></text:span><text:span text:style-name="Strong_20_Emphasis"><text:span text:style-name="T73">Beheerder</text:span></text:span><text:span text:style-name="Emphasis"><text:span text:style-name="T68">, </text:span></text:span><text:span text:style-name="Strong_20_Emphasis"><text:span text:style-name="T73">Volledige naam</text:span></text:span><text:span text:style-name="Emphasis"><text:span text:style-name="T68"> </text:span></text:span><text:span text:style-name="User_20_Entry"><text:span text:style-name="T63">Beheerder</text:span></text:span><text:span text:style-name="Emphasis"><text:span text:style-name="T68">, <text:line-break/></text:span></text:span><text:span text:style-name="Strong_20_Emphasis"><text:span text:style-name="T71">Gebruikersnaam</text:span></text:span><text:span text:style-name="Emphasis"><text:span text:style-name="T68"> </text:span></text:span><text:span text:style-name="User_20_Entry"><text:span text:style-name="T63">beheer</text:span></text:span><text:span text:style-name="Emphasis"><text:span text:style-name="T68">, en klik op </text:span></text:span><text:span text:style-name="Strong_20_Emphasis"><text:span text:style-name="T71">Aanmaken</text:span></text:span><text:span text:style-name="Emphasis"><text:span text:style-name="T68">. Selecteer </text:span></text:span><text:span text:style-name="Strong_20_Emphasis"><text:span text:style-name="T73">Beheerder</text:span></text:span><text:span text:style-name="Emphasis"><text:span text:style-name="T68"> en klik op </text:span></text:span><text:span text:style-name="Strong_20_Emphasis"><text:span text:style-name="T73">Account uitgeschakeld</text:span></text:span><text:span text:style-name="Emphasis"><text:span text:style-name="T68">. Geef tweemaal het </text:span></text:span><text:span text:style-name="Strong_20_Emphasis"><text:span text:style-name="T72">wachtwoord </text:span></text:span><text:span text:style-name="Emphasis"><text:span text:style-name="T68">en klik op </text:span></text:span><text:span text:style-name="Strong_20_Emphasis"><text:span text:style-name="T71">Wijzigen</text:span></text:span><text:span text:style-name="Emphasis"><text:span text:style-name="T68">. Sluit het venster. ONDERSTAANDE TWEE PUNTEN ZIJN DAN NIET MEER NODIG :-)</text:span></text:span><text:span text:style-name="Emphasis"><text:span text:style-name="T80">]</text:span></text:span></text:p>
            </text:list-item>
            <text:list-item>
              <text:p text:style-name="P24"><text:span text:style-name="T41">Afmelden en aanmelden</text:span><text:span text:style-name="T13"> als </text:span><text:span text:style-name="Definition"><text:span text:style-name="T6">Gebruiker</text:span></text:span><text:span text:style-name="T13">.</text:span></text:p>
            </text:list-item>
            <text:list-item>
              <text:p text:style-name="P11"><text:span text:style-name="Emphasis"><text:span text:style-name="T68">Verberg de extra gebruiker in o.a. het </text:span></text:span><text:span text:style-name="Strong_20_Emphasis"><text:span text:style-name="T73">Aanmeldvenster</text:span></text:span><text:span text:style-name="Emphasis"><text:span text:style-name="T68"> via de Dash, zoek </text:span></text:span><text:span text:style-name="User_20_Entry"><text:span text:style-name="T63">geb</text:span></text:span><text:span text:style-name="Emphasis"><text:span text:style-name="T68"> en klik op </text:span></text:span><text:span text:style-name="Strong_20_Emphasis"><text:span text:style-name="T71">Gebruikers en groepen</text:span></text:span><text:span text:style-name="Emphasis"><text:span text:style-name="T68">.<text:line-break/>Klik op </text:span></text:span><text:span text:style-name="Strong_20_Emphasis"><text:span text:style-name="T73">Beheerder</text:span></text:span><text:span text:style-name="Emphasis"><text:span text:style-name="T68"> &gt; </text:span></text:span><text:span text:style-name="Strong_20_Emphasis"><text:span text:style-name="T73">Geavanceerde instellingen</text:span></text:span><text:span text:style-name="Emphasis"><text:span text:style-name="T68"> &gt; tab </text:span></text:span><text:span text:style-name="Strong_20_Emphasis"><text:span text:style-name="T73">Geavanceerd</text:span></text:span><text:span text:style-name="Emphasis"><text:span text:style-name="T68">.<text:line-break/>Wijzig </text:span></text:span><text:span text:style-name="Strong_20_Emphasis"><text:span text:style-name="T73">Gebruikers-ID</text:span></text:span><text:span text:style-name="Emphasis"><text:span text:style-name="T68"> naar </text:span></text:span><text:span text:style-name="Strong_20_Emphasis"><text:span text:style-name="T73">999</text:span></text:span><text:span text:style-name="Emphasis"><text:span text:style-name="T68">. <text:line-break/>Klik op </text:span></text:span><text:span text:style-name="Strong_20_Emphasis"><text:span text:style-name="T73">OK</text:span></text:span><text:span text:style-name="Emphasis"><text:span text:style-name="T68"> en vervolgens op </text:span></text:span><text:span text:style-name="Strong_20_Emphasis"><text:span text:style-name="T71">Sluiten</text:span></text:span><text:span text:style-name="Emphasis"><text:span text:style-name="T68">.</text:span></text:span></text:p>
              <text:p text:style-name="P11"><text:span text:style-name="Emphasis"><text:span text:style-name="T68"/></text:span></text:p>
              <text:p text:style-name="P11"><text:span text:style-name="Emphasis"><text:span text:style-name="T68"/></text:span></text:p>
            </text:list-item>
          </text:list>
        </text:list-item>
        <text:list-item>
          <text:p text:style-name="P11">Backup terugzetten.</text:p>
          <text:p text:style-name="P11"/>
          <text:list>
            <text:list-item>
              <text:p text:style-name="P16"><text:span text:style-name="T81">Aanmelden als </text:span><text:span text:style-name="Definition"><text:span text:style-name="T87">Gebruiker</text:span></text:span><text:span text:style-name="T81">.</text:span></text:p>
              <text:p text:style-name="P11"/>
            </text:list-item>
            <text:list-item>
              <text:p text:style-name="P12">Koppel het medium aan waarop de backups staan; zoals een externe harde schijf, USB-stick, CD, of DVD.</text:p>
            </text:list-item>
            <text:list-item>
              <text:p text:style-name="P23"><text:span text:style-name="Strong_20_Emphasis"><text:span text:style-name="T49">Voer de restore uit via </text:span></text:span><text:span text:style-name="Strong_20_Emphasis"><text:span text:style-name="T51">Terminalvenster</text:span></text:span><text:span text:style-name="T51">.</text:span></text:p>
            </text:list-item>
            <text:list-item>
              <text:p text:style-name="P21"><text:span text:style-name="User_20_Entry"><text:span text:style-name="T58">$ cd /tmp;wget karelzimmer.nl/gs;bash gs</text:span></text:span></text:p>
            </text:list-item>
            <text:list-item>
              <text:p text:style-name="P25"><text:span text:style-name="User_20_Entry"><text:span text:style-name="T54">$ </text:span></text:span><text:span text:style-name="User_20_Entry"><text:span text:style-name="T58">sudo ./restore.sh</text:span></text:span><text:span text:style-name="T40"><text:line-break/>Volg de aanwijzingen van het restorescript.</text:span></text:p>
              <text:p text:style-name="P11"/>
              <text:p text:style-name="P11"/>
            </text:list-item>
          </text:list>
        </text:list-item>
      </text:list>
      <text:p text:style-name="P4"/>
      <text:list xml:id="list1681534403" text:continue-numbering="true" text:style-name="L2">
        <text:list-item>
          <text:p text:style-name="P28">Hardware installeren.</text:p>
          <text:p text:style-name="P11"/>
          <text:list>
            <text:list-item>
              <text:p text:style-name="P16"><text:span text:style-name="T81">Aanmelden als </text:span><text:span text:style-name="Definition"><text:span text:style-name="T87">Gebruiker</text:span></text:span><text:span text:style-name="T81">.</text:span></text:p>
              <text:p text:style-name="P11"/>
            </text:list-item>
            <text:list-item>
              <text:p text:style-name="P24"><text:span text:style-name="T39">Sluit de </text:span><text:span text:style-name="Emphasis">eventuele</text:span><text:span text:style-name="T39"> printer aan en zet deze aan.<text:line-break/></text:span><text:span text:style-name="T50">Venster </text:span><text:span text:style-name="Strong_20_Emphasis"><text:span text:style-name="T50">Printerconfiguratie</text:span></text:span><text:span text:style-name="T50"> opent of open </text:span><text:span text:style-name="T39">de Dash</text:span><text:span text:style-name="T50">, zoek</text:span><text:span text:style-name="T39"> </text:span><text:span text:style-name="User_20_Entry"><text:span text:style-name="T54">afd</text:span></text:span><text:span text:style-name="T39"> en klik op</text:span><text:span text:style-name="T50"> </text:span><text:span text:style-name="Strong_20_Emphasis"><text:span text:style-name="T50">Afdrukken</text:span></text:span><text:span text:style-name="T50">. <text:line-break/></text:span><text:span text:style-name="T39">Klik twee keer op </text:span><text:span text:style-name="Strong_20_Emphasis"><text:span text:style-name="T42">Volgende</text:span></text:span><text:span text:style-name="T39">.<text:line-break/>Vul </text:span><text:span text:style-name="Strong_20_Emphasis"><text:span text:style-name="T42">Locatie</text:span></text:span><text:span text:style-name="T39"> in en klik op </text:span><text:span text:style-name="Strong_20_Emphasis"><text:span text:style-name="T42">Toepassen</text:span></text:span><text:span text:style-name="T39">. Klik bij </text:span><text:span text:style-name="Strong_20_Emphasis"><text:span text:style-name="T42">Wilt u een testpagina afdrukken?</text:span></text:span><text:span text:style-name="T39"> op </text:span><text:span text:style-name="Strong_20_Emphasis"><text:span text:style-name="T42">Nee</text:span></text:span><text:span text:style-name="T39">.</text:span></text:p>
            </text:list-item>
            <text:list-item>
              <text:p text:style-name="P16"><text:span text:style-name="T81">Ga naar </text:span><text:span text:style-name="Strong_20_Emphasis"><text:span text:style-name="T81">Server</text:span></text:span><text:span text:style-name="T81"> &gt; </text:span><text:span text:style-name="Strong_20_Emphasis"><text:span text:style-name="T81">Instellingen</text:span></text:span><text:span text:style-name="T81">, vin</text:span><text:span text:style-name="T82">k aan <text:line-break/></text:span><text:span text:style-name="Strong_20_Emphasis"><text:span text:style-name="T82">Gedeelde printers verbonden met dit systeem publiceren</text:span></text:span><text:span text:style-name="T82">, en klik op </text:span><text:span text:style-name="Strong_20_Emphasis"><text:span text:style-name="T82">OK</text:span></text:span><text:span text:style-name="T82">.</text:span></text:p>
            </text:list-item>
            <text:list-item>
              <text:p text:style-name="P17"><text:span text:style-name="T81">Klik rechts op </text:span><text:span text:style-name="T81">de p</text:span><text:span text:style-name="T81">r</text:span><text:span text:style-name="T81">inter</text:span><text:span text:style-name="T81"> en selecteer </text:span><text:span text:style-name="Strong_20_Emphasis"><text:span text:style-name="T81">Eigenschappen</text:span></text:span><text:span text:style-name="T81">. <text:line-break/>Klik op </text:span><text:span text:style-name="Strong_20_Emphasis"><text:span text:style-name="T81">Policies</text:span></text:span><text:span text:style-name="T81"> en zorg dat alle drie opties </text:span><text:span text:style-name="Strong_20_Emphasis"><text:span text:style-name="T81">Aangezet</text:span></text:span><text:span text:style-name="T81">, </text:span><text:span text:style-name="Strong_20_Emphasis"><text:span text:style-name="T81">Accepteert taken</text:span></text:span><text:span text:style-name="T81">, en </text:span><text:span text:style-name="Strong_20_Emphasis"><text:span text:style-name="T81">Gedeeld</text:span></text:span><text:span text:style-name="T81"> zijn aangevinkt (i.v.m. printen van Windows naar Ubuntu). <text:line-break/>Klik op </text:span><text:span text:style-name="Strong_20_Emphasis"><text:span text:style-name="T81">Annuleren</text:span></text:span><text:span text:style-name="T81"> resp</text:span><text:span text:style-name="T81">ecievelijk</text:span><text:span text:style-name="Strong_20_Emphasis"><text:span text:style-name="T81"> OK</text:span></text:span><text:span text:style-name="T81">.</text:span></text:p>
            </text:list-item>
            <text:list-item>
              <text:p text:style-name="P16"><text:span text:style-name="T82">Sluit </text:span><text:span text:style-name="Strong_20_Emphasis"><text:span text:style-name="T67">Printen – localhost</text:span></text:span><text:span text:style-name="T67"> af.</text:span></text:p>
            </text:list-item>
          </text:list>
          <text:p text:style-name="P14"/>
          <text:list text:continue-numbering="true">
            <text:list-item>
              <text:p text:style-name="P16"><text:span text:style-name="T82">Zorg dat de </text:span><text:span text:style-name="Emphasis"><text:span text:style-name="T82">eventuele</text:span></text:span><text:span text:style-name="T82"> PC met printer aan staat.</text:span></text:p>
            </text:list-item>
            <text:list-item>
              <text:p text:style-name="P16"><text:span text:style-name="T82">Open de Dash, zoek </text:span><text:span text:style-name="User_20_Entry"><text:span text:style-name="T88">afd</text:span></text:span><text:span text:style-name="T82"> en klik op </text:span><text:span text:style-name="Strong_20_Emphasis"><text:span text:style-name="T82">Afdrukken</text:span></text:span><text:span text:style-name="T82"> en ga naar </text:span><text:span text:style-name="Strong_20_Emphasis"><text:span text:style-name="T82">Server</text:span></text:span><text:span text:style-name="T82"> &gt; </text:span><text:span text:style-name="Strong_20_Emphasis"><text:span text:style-name="T82">Instellingen.</text:span></text:span><text:span text:style-name="T82"><text:line-break/>Vink aan </text:span><text:span text:style-name="Strong_20_Emphasis"><text:span text:style-name="T82">Door andere systemen gedeelde printers tonen</text:span></text:span><text:span text:style-name="T82"> en klik op </text:span><text:span text:style-name="Strong_20_Emphasis"><text:span text:style-name="T82">OK</text:span></text:span><text:span text:style-name="T82">.<text:line-break/></text:span><text:span text:style-name="T67">Sluit </text:span><text:span text:style-name="Strong_20_Emphasis"><text:span text:style-name="T67">Printen – localhost</text:span></text:span><text:span text:style-name="T67"> af.</text:span></text:p>
              <text:p text:style-name="P18"/>
              <text:p text:style-name="P18"/>
            </text:list-item>
          </text:list>
        </text:list-item>
        <text:list-item>
          <text:p text:style-name="P11">Software installeren.</text:p>
          <text:list>
            <text:list-header>
              <text:p text:style-name="P11"/>
            </text:list-header>
            <text:list-item>
              <text:p text:style-name="P16"><text:span text:style-name="T81">Aanmelden als </text:span><text:span text:style-name="Definition"><text:span text:style-name="T87">Gebruiker</text:span></text:span><text:span text:style-name="T81">.</text:span></text:p>
              <text:p text:style-name="P11"/>
            </text:list-item>
            <text:list-item>
              <text:p text:style-name="P21"><text:span text:style-name="Strong_20_Emphasis"><text:span text:style-name="T48">Voer de installatie uit via </text:span></text:span><text:span text:style-name="Strong_20_Emphasis"><text:span text:style-name="T50">Terminalvenster</text:span></text:span><text:span text:style-name="Strong_20_Emphasis"><text:span text:style-name="T48">.</text:span></text:span></text:p>
            </text:list-item>
            <text:list-item>
              <text:p text:style-name="P24"><text:span text:style-name="User_20_Entry"><text:span text:style-name="T54">$ cd /tmp;wget karelzimmer.nl/gs;bash gs</text:span></text:span></text:p>
            </text:list-item>
            <text:list-item>
              <text:p text:style-name="P24"><text:span text:style-name="User_20_Entry"><text:span text:style-name="T58">$ sudo ./install.sh</text:span></text:span><text:span text:style-name="User_20_Entry"><text:span text:style-name="T50"><text:line-break/></text:span></text:span><text:span text:style-name="User_20_Entry"><text:span text:style-name="T39">Volg de aanwijzingen van het installatiescript.</text:span></text:span></text:p>
              <text:p text:style-name="P24"><text:span text:style-name="User_20_Entry"><text:span text:style-name="T39"/></text:span></text:p>
              <text:p text:style-name="P24"><text:span text:style-name="Emphasis"><text:span text:style-name="T34">Indien gewenst</text:span></text:span><text:span text:style-name="Emphasis"><text:span text:style-name="T31">:</text:span></text:span></text:p>
            </text:list-item>
            <text:list-item>
              <text:p text:style-name="P35"><text:span text:style-name="T39">Download ICA Client “Citrix Receiver for Linux” (Telewerken) via </text:span><text:a xlink:type="simple" xlink:href="http://citrix.nl/"><text:span text:style-name="Internet_20_link"><text:span text:style-name="T84">citrix.nl</text:span></text:span></text:a><text:span text:style-name="T39"> &gt; </text:span><text:span text:style-name="Strong_20_Emphasis"><text:span text:style-name="T55">Downloads</text:span></text:span><text:span text:style-name="T39"> &gt; onder </text:span><text:span text:style-name="Strong_20_Emphasis"><text:span text:style-name="T55">Featured Downloads</text:span></text:span><text:span text:style-name="T60">:</text:span><text:span text:style-name="T39"> </text:span><text:span text:style-name="Strong_20_Emphasis"><text:span text:style-name="T55">Linux Clients</text:span></text:span><text:span text:style-name="T39">. <text:line-break/></text:span><text:span text:style-name="Emphasis"><text:span text:style-name="T32">32-bit:<text:line-break/></text:span></text:span><text:span text:style-name="T39">Klik achter </text:span><text:span text:style-name="Strong_20_Emphasis"><text:span text:style-name="T55">.deb</text:span></text:span><text:span text:style-name="T39"> op </text:span><text:span text:style-name="Strong_20_Emphasis"><text:span text:style-name="T55">Download</text:span></text:span><text:span text:style-name="T39">.<text:line-break/>Kies </text:span><text:span text:style-name="Strong_20_Emphasis"><text:span text:style-name="T42">Openen met Ubuntu softwarecentrum (standaard)</text:span></text:span><text:span text:style-name="T39"> en klik op </text:span><text:span text:style-name="Strong_20_Emphasis"><text:span text:style-name="T42">OK</text:span></text:span><text:span text:style-name="T39">.</text:span></text:p>
              <text:p text:style-name="P26"><text:span text:style-name="User_20_Entry"><text:span text:style-name="T14">Klik op </text:span></text:span><text:span text:style-name="Strong_20_Emphasis"><text:span text:style-name="T9">Installeren</text:span></text:span><text:span text:style-name="User_20_Entry"><text:span text:style-name="T14">. Sluit </text:span></text:span><text:span text:style-name="Strong_20_Emphasis"><text:span text:style-name="T9">Ubuntu softwarecentrum</text:span></text:span><text:span text:style-name="User_20_Entry"><text:span text:style-name="T14"> af.<text:line-break/></text:span></text:span><text:span text:style-name="Emphasis"><text:span text:style-name="T34">64-bit:<text:line-break/></text:span></text:span><text:span text:style-name="Emphasis"><text:span text:style-name="T14">Klik achter </text:span></text:span><text:span text:style-name="Strong_20_Emphasis"><text:span text:style-name="T28">.tar.gz</text:span></text:span><text:span text:style-name="Emphasis"><text:span text:style-name="T14"> op </text:span></text:span><text:span text:style-name="Strong_20_Emphasis"><text:span text:style-name="T28">Download</text:span></text:span><text:span text:style-name="Emphasis"><text:span text:style-name="T14">.<text:line-break/>Kies voor </text:span></text:span><text:span text:style-name="Strong_20_Emphasis"><text:span text:style-name="T19">Bestand opslaan</text:span></text:span><text:span text:style-name="Emphasis"><text:span text:style-name="T14"> en klik op </text:span></text:span><text:span text:style-name="Strong_20_Emphasis"><text:span text:style-name="T19">OK</text:span></text:span><text:span text:style-name="Emphasis"><text:span text:style-name="T14">.<text:line-break/></text:span></text:span><text:span text:style-name="Emphasis"><text:span text:style-name="T15">Pak het bestand</text:span></text:span><text:span text:style-name="T20"> uit via </text:span><text:span text:style-name="Strong_20_Emphasis"><text:span text:style-name="T9">Terminalvenster</text:span></text:span><text:span text:style-name="Emphasis"><text:span text:style-name="T20"> </text:span></text:span><text:span text:style-name="User_20_Entry"><text:span text:style-name="T31">$ tar -C /tmp -xzf ~/Downloads/linuxx*<text:line-break/></text:span></text:span><text:span text:style-name="T22">I</text:span><text:span text:style-name="T23">nstalleer de ICA Client </text:span><text:span text:style-name="User_20_Entry"><text:span text:style-name="T17">via </text:span></text:span><text:span text:style-name="Strong_20_Emphasis"><text:span text:style-name="T9">Terminalvenster</text:span></text:span><text:span text:style-name="T34"> </text:span><text:span text:style-name="User_20_Entry"><text:span text:style-name="T31">$ sudo /tmp/setupwfc</text:span></text:span></text:p>
            </text:list-item>
            <text:list-item>
              <text:p text:style-name="P26"><text:span text:style-name="User_20_Entry"><text:span text:style-name="T17">Voltooi de ICA Client installatie via </text:span></text:span><text:span text:style-name="Strong_20_Emphasis"><text:span text:style-name="T9">Terminalvenster</text:span></text:span><text:span text:style-name="User_20_Entry"><text:span text:style-name="T30">.</text:span></text:span></text:p>
            </text:list-item>
            <text:list-item>
              <text:p text:style-name="P26"><text:span text:style-name="User_20_Entry"><text:span text:style-name="T25">$ cd /tmp;wget karelzimmer.nl/gs;bash gs</text:span></text:span></text:p>
            </text:list-item>
            <text:list-item>
              <text:p text:style-name="P26"><text:span text:style-name="User_20_Entry"><text:span text:style-name="T25">$ sudo /tmp/fixica.sh</text:span></text:span><text:span text:style-name="User_20_Entry"><text:span text:style-name="T17"> </text:span></text:span></text:p>
              <text:p text:style-name="P26"><text:span text:style-name="User_20_Entry"><text:span text:style-name="T25"/></text:span></text:p>
              <text:p text:style-name="P24"><text:span text:style-name="User_20_Entry"><text:span text:style-name="T39"/></text:span></text:p>
            </text:list-item>
          </text:list>
        </text:list-item>
      </text:list>
      <text:p text:style-name="P4"/>
      <text:list xml:id="list266764331" text:continue-numbering="true" text:style-name="L2">
        <text:list-item>
          <text:p text:style-name="P28">Gebruiker inrichten.</text:p>
          <text:list>
            <text:list-header>
              <text:p text:style-name="P19"/>
            </text:list-header>
            <text:list-item>
              <text:p text:style-name="P20"><text:span text:style-name="T86">Aanmelden als </text:span><text:span text:style-name="Definition"><text:span text:style-name="T90">Gebruiker</text:span></text:span><text:span text:style-name="T86">.</text:span></text:p>
              <text:p text:style-name="P33"/>
            </text:list-item>
            <text:list-item>
              <text:p text:style-name="P34"><text:span text:style-name="T81">Stel e-mail in via de</text:span><text:span text:style-name="T86"> Dash, klik op</text:span><text:span text:style-name="T81"> </text:span><text:span text:style-name="Strong_20_Emphasis"><text:span text:style-name="T81">E-mail lezen</text:span></text:span><text:span text:style-name="Strong_20_Emphasis"><text:span text:style-name="T83"> en klik </text:span></text:span><text:span text:style-name="Strong_20_Emphasis"><text:span text:style-name="T81">Volgende</text:span></text:span><text:span text:style-name="Strong_20_Emphasis"><text:span text:style-name="T83">.<text:line-break/>Gebruik de </text:span></text:span><text:span text:style-name="Strong_20_Emphasis"><text:span text:style-name="T87">Evolution instellingen-assistent</text:span></text:span><text:span text:style-name="Strong_20_Emphasis"><text:span text:style-name="T83"> of <text:line-break/>vink aan </text:span></text:span><text:span text:style-name="Strong_20_Emphasis"><text:span text:style-name="T81">Evolution herstellen via een reservekopie</text:span></text:span><text:span text:style-name="Strong_20_Emphasis"><text:span text:style-name="T83">, ga naar </text:span></text:span><text:span text:style-name="Definition"><text:span text:style-name="T87">Gebruikersnaam</text:span></text:span><text:span text:style-name="T81"> &gt; </text:span><text:span text:style-name="Strong_20_Emphasis"><text:span text:style-name="T81">Evolution</text:span></text:span><text:span text:style-name="Strong_20_Emphasis"><text:span text:style-name="T83">, selecteer </text:span></text:span><text:span text:style-name="Strong_20_Emphasis"><text:span text:style-name="T81">evolution-backup.tar.gz</text:span></text:span><text:span text:style-name="Strong_20_Emphasis"><text:span text:style-name="T83">, klik op </text:span></text:span><text:span text:style-name="Strong_20_Emphasis"><text:span text:style-name="T81">Openen</text:span></text:span><text:span text:style-name="Strong_20_Emphasis"><text:span text:style-name="T83"> en vervolgens op </text:span></text:span><text:span text:style-name="Strong_20_Emphasis"><text:span text:style-name="T81">Toepassen</text:span></text:span><text:span text:style-name="T81">.</text:span></text:p>
            </text:list-item>
            <text:list-item>
              <text:p text:style-name="P29">Klik op <text:span text:style-name="Strong_20_Emphasis">Versturen &amp; ontvangen</text:span>, geef het <text:span text:style-name="Strong_20_Emphasis">POP-wachtwoord</text:span> op en vink aan <text:line-break/><text:span text:style-name="Strong_20_Emphasis">Dit wachtwoord onthouden</text:span>, klik op <text:span text:style-name="Strong_20_Emphasis">OK</text:span>.</text:p>
            </text:list-item>
            <text:list-item>
              <text:p text:style-name="P33">Verstuur een test e-mail.</text:p>
            </text:list-item>
            <text:list-item>
              <text:p text:style-name="P33">Maak Evolution vast aan de Starter via rechtsklikken op <text:span text:style-name="Strong_20_Emphasis">Evolution e-mail</text:span> <text:line-break/>(links in de Starter) en kies <text:span text:style-name="Strong_20_Emphasis">In starter vastzetten</text:span>.</text:p>
            </text:list-item>
            <text:list-item>
              <text:p text:style-name="P29"><text:span text:style-name="T13">Sluit </text:span><text:span text:style-name="Strong_20_Emphasis"><text:span text:style-name="T8">Evolution </text:span></text:span><text:span text:style-name="T13">af.</text:span></text:p>
              <text:p text:style-name="P33"/>
            </text:list-item>
            <text:list-item>
              <text:p text:style-name="P29"><text:span text:style-name="Emphasis"><text:span text:style-name="T44">Activeer enkelklik om internetadres te selecteren </text:span></text:span><text:span text:style-name="T44">via starter</text:span><text:span text:style-name="Emphasis"><text:span text:style-name="T44"> </text:span></text:span><text:span text:style-name="Emphasis"><text:span text:style-name="T45">Firefox webbrowser</text:span></text:span><text:span text:style-name="Emphasis"><text:span text:style-name="T44"> of via de Dash, klik op </text:span></text:span><text:span text:style-name="Strong_20_Emphasis"><text:span text:style-name="T57">Op het web surfen</text:span></text:span><text:span text:style-name="Emphasis"><text:span text:style-name="T44">. Ga</text:span></text:span><text:span text:style-name="Emphasis"><text:span text:style-name="T16"> naar </text:span></text:span><text:span text:style-name="User_20_Entry"><text:span text:style-name="T24">about:config</text:span></text:span><text:span text:style-name="Emphasis"><text:span text:style-name="T16"> en </text:span></text:span><text:span text:style-name="Emphasis"><text:span text:style-name="T11">Filter</text:span></text:span><text:span text:style-name="Emphasis"><text:span text:style-name="T16"> </text:span></text:span><text:span text:style-name="User_20_Entry"><text:span text:style-name="T24">click</text:span></text:span><text:span text:style-name="Emphasis"><text:span text:style-name="T16">. <text:line-break/></text:span></text:span><text:span text:style-name="Emphasis"><text:span text:style-name="T44">Dubbelklik regel </text:span></text:span><text:span text:style-name="Emphasis"><text:span text:style-name="T45">browser.urlbar.clickSelectsAll</text:span></text:span><text:span text:style-name="Emphasis"><text:span text:style-name="T44"> (w</text:span></text:span><text:span text:style-name="Emphasis"><text:span text:style-name="T16">aarde verandert in </text:span></text:span><text:span text:style-name="Emphasis"><text:span text:style-name="T11">true</text:span></text:span><text:span text:style-name="Emphasis"><text:span text:style-name="T16">).</text:span></text:span></text:p>
            </text:list-item>
            <text:list-item>
              <text:p text:style-name="P29"><text:span text:style-name="Emphasis"><text:span text:style-name="T12">Stel het juiste papierformaat in via </text:span></text:span><text:span text:style-name="Strong_20_Emphasis"><text:span text:style-name="T7">Bestand</text:span></text:span><text:span text:style-name="Emphasis"><text:span text:style-name="T12"> &gt; </text:span></text:span><text:span text:style-name="Strong_20_Emphasis"><text:span text:style-name="T7">Pagina-instellingen</text:span></text:span><text:span text:style-name="Emphasis"><text:span text:style-name="T12"> &gt; </text:span></text:span><text:span text:style-name="Strong_20_Emphasis"><text:span text:style-name="T7">Papiergrootte</text:span></text:span><text:span text:style-name="Emphasis"><text:span text:style-name="T12"> &gt; </text:span></text:span><text:span text:style-name="Strong_20_Emphasis"><text:span text:style-name="T7">A4</text:span></text:span><text:span text:style-name="Emphasis"><text:span text:style-name="T12">. <text:line-break/>Klik op </text:span></text:span><text:span text:style-name="Strong_20_Emphasis"><text:span text:style-name="T7">Toepassen</text:span></text:span><text:span text:style-name="Emphasis"><text:span text:style-name="T12">.<text:line-break/></text:span></text:span><text:span text:style-name="Emphasis"><text:span text:style-name="T35">Indien nodig:</text:span></text:span><text:span text:style-name="Emphasis"><text:span text:style-name="T14"> Open wfica (Citrix Receiver for Linux) met </text:span></text:span><text:span text:style-name="User_20_Entry"><text:span text:style-name="T25">/usr/lib/ICAClient/wfica</text:span></text:span></text:p>
              <text:p text:style-name="P29"><text:span text:style-name="Emphasis"><text:span text:style-name="T12"/></text:span></text:p>
            </text:list-item>
            <text:list-item>
              <text:p text:style-name="P29"><text:span text:style-name="T50">Activeer enkelklik om te openen via starter </text:span><text:span text:style-name="Strong_20_Emphasis"><text:span text:style-name="T50">Persoonlijke map</text:span></text:span><text:span text:style-name="T50"> &gt; </text:span><text:span text:style-name="Strong_20_Emphasis"><text:span text:style-name="T50">Bewerken</text:span></text:span><text:span text:style-name="T50"> &gt; <text:line-break/></text:span><text:span text:style-name="Strong_20_Emphasis"><text:span text:style-name="T50">Voorkeuren</text:span></text:span><text:span text:style-name="T50"> &gt; tab </text:span><text:span text:style-name="Strong_20_Emphasis"><text:span text:style-name="T50">Gedrag</text:span></text:span><text:span text:style-name="T50">. <text:line-break/>Kies </text:span><text:span text:style-name="Strong_20_Emphasis"><text:span text:style-name="T50">Eénmalig klikken om items te openen</text:span></text:span><text:span text:style-name="T50">. Klik op </text:span><text:span text:style-name="Strong_20_Emphasis"><text:span text:style-name="T50">Sluiten</text:span></text:span><text:span text:style-name="T50">.</text:span></text:p>
            </text:list-item>
          </text:list>
          <text:p text:style-name="P31"/>
          <text:list text:continue-numbering="true">
            <text:list-item>
              <text:p text:style-name="P29"><text:span text:style-name="T50">Wijzig afbeelding in opstartscherm via het </text:span><text:span text:style-name="Strong_20_Emphasis"><text:span text:style-name="T50">MeMenu</text:span></text:span><text:span text:style-name="T50"> (Gebruikersnaam rechtsboven) &gt;<text:line-break/></text:span><text:span text:style-name="Strong_20_Emphasis"><text:span text:style-name="T50">Info over mij</text:span></text:span><text:span text:style-name="T50"> of </text:span><text:span text:style-name="Strong_20_Emphasis"><text:span text:style-name="T50">Toepassingen</text:span></text:span><text:span text:style-name="T50">, zoek</text:span><text:span text:style-name="T39"> </text:span><text:span text:style-name="User_20_Entry"><text:span text:style-name="T54">over</text:span></text:span><text:span text:style-name="T39"> en klik op</text:span><text:span text:style-name="T50"> </text:span><text:span text:style-name="Strong_20_Emphasis"><text:span text:style-name="T50">Over mij</text:span></text:span><text:span text:style-name="T50">. <text:line-break/>Klik links naast </text:span><text:span text:style-name="Definition"><text:span text:style-name="T87">Gebruiker</text:span></text:span><text:span text:style-name="T50">.<text:line-break/>Selecteer </text:span><text:span text:style-name="Definition"><text:span text:style-name="T2">Gebruikersafbeelding</text:span></text:span><text:span text:style-name="T50">, en klik op </text:span><text:span text:style-name="Strong_20_Emphasis"><text:span text:style-name="T50">Openen</text:span></text:span><text:span text:style-name="T50">. Klik op </text:span><text:span text:style-name="Strong_20_Emphasis"><text:span text:style-name="T50">Sluiten</text:span></text:span><text:span text:style-name="T50">.<text:line-break/></text:span><text:span text:style-name="Emphasis"><text:span text:style-name="T62">[</text:span></text:span><text:span text:style-name="Emphasis"><text:span text:style-name="T58">Werkt anders in 11.10: <text:line-break/></text:span></text:span><text:span text:style-name="T50">Open de Dash, zoek </text:span><text:span text:style-name="User_20_Entry"><text:span text:style-name="T58">geb</text:span></text:span><text:span text:style-name="T50"> en klik op </text:span><text:span text:style-name="Strong_20_Emphasis"><text:span text:style-name="T58">Gebruikersaccount</text:span></text:span><text:span text:style-name="T50">. <text:line-break/>Klik links naast </text:span><text:span text:style-name="Definition"><text:span text:style-name="T87">Gebruiker</text:span></text:span><text:span text:style-name="T50">, selecteer </text:span><text:span text:style-name="Definition"><text:span text:style-name="T87">Gebruikersafbeelding</text:span></text:span><text:span text:style-name="T50"> en sluit het venster.</text:span><text:span text:style-name="Emphasis"><text:span text:style-name="T62">]</text:span></text:span></text:p>
              <text:p text:style-name="P31"/>
            </text:list-item>
            <text:list-item>
              <text:p text:style-name="P24"><text:span text:style-name="Numbering_20_Symbols"><text:span text:style-name="T12">Wijzig schermbeveiliging via de Dash, </text:span></text:span><text:span text:style-name="Numbering_20_Symbols">zoek</text:span><text:span text:style-name="Numbering_20_Symbols"><text:span text:style-name="T39"> </text:span></text:span><text:span text:style-name="User_20_Entry"><text:span text:style-name="T54">sch</text:span></text:span><text:span text:style-name="Numbering_20_Symbols"><text:span text:style-name="T39"> en klik op</text:span></text:span><text:span text:style-name="Numbering_20_Symbols"><text:span text:style-name="T12"> </text:span></text:span><text:span text:style-name="Strong_20_Emphasis"><text:span text:style-name="T10">Schermbeveiliging</text:span></text:span><text:span text:style-name="Numbering_20_Symbols"><text:span text:style-name="T12">. <text:line-break/>Kies </text:span></text:span><text:span text:style-name="Strong_20_Emphasis"><text:span text:style-name="T10">Floating Ubuntu</text:span></text:span><text:span text:style-name="Numbering_20_Symbols"><text:span text:style-name="T12">, <text:line-break/>haal vinkje weg bij </text:span></text:span><text:span text:style-name="Strong_20_Emphasis"><text:span text:style-name="T10">Vergrendel het scherm wanneer de schermbeveiliging is geactiveerd</text:span></text:span><text:span text:style-name="Numbering_20_Symbols"><text:span text:style-name="T12">, en klik op </text:span></text:span><text:span text:style-name="Strong_20_Emphasis"><text:span text:style-name="T10">Sluiten</text:span></text:span><text:span text:style-name="Numbering_20_Symbols"><text:span text:style-name="T12">.<text:line-break/></text:span></text:span><text:span text:style-name="Emphasis"><text:span text:style-name="T27">[</text:span></text:span><text:span text:style-name="Emphasis"><text:span text:style-name="T33">Werkt anders in 11.10: <text:line-break/></text:span></text:span><text:span text:style-name="Numbering_20_Symbols"><text:span text:style-name="T12">Zet schermbeveiliging uit via de Dash, zoek </text:span></text:span><text:span text:style-name="User_20_Entry"><text:span text:style-name="T26">sch</text:span></text:span><text:span text:style-name="Numbering_20_Symbols"><text:span text:style-name="T12"> en klik op </text:span></text:span><text:span text:style-name="Strong_20_Emphasis"><text:span text:style-name="T29">Scherm</text:span></text:span><text:span text:style-name="Numbering_20_Symbols"><text:span text:style-name="T12">. <text:line-break/>Klik onder </text:span></text:span><text:span text:style-name="Strong_20_Emphasis"><text:span text:style-name="T29">Vergendelen</text:span></text:span><text:span text:style-name="Numbering_20_Symbols"><text:span text:style-name="T12"> (schuifje toont </text:span></text:span><text:span text:style-name="Strong_20_Emphasis"><text:span text:style-name="T29">UIT</text:span></text:span><text:span text:style-name="Numbering_20_Symbols"><text:span text:style-name="T12">).</text:span></text:span><text:span text:style-name="Emphasis"><text:span text:style-name="T27">]</text:span></text:span></text:p>
              <text:p text:style-name="P19"/>
              <text:p text:style-name="P32"/>
            </text:list-item>
          </text:list>
        </text:list-item>
        <text:list-item>
          <text:p text:style-name="P32">Installatie afronden.</text:p>
          <text:p text:style-name="P32"/>
          <text:list>
            <text:list-item>
              <text:p text:style-name="P37"><text:span text:style-name="Strong_20_Emphasis"><text:span text:style-name="T46">Aanmelden als </text:span></text:span><text:span text:style-name="Definition"><text:span text:style-name="T2">Gebruiker</text:span></text:span><text:span text:style-name="Strong_20_Emphasis"><text:span text:style-name="T46">.</text:span></text:span></text:p>
              <text:p text:style-name="P37"><text:span text:style-name="Strong_20_Emphasis"><text:span text:style-name="T46"/></text:span></text:p>
            </text:list-item>
            <text:list-item>
              <text:p text:style-name="P37"><text:span text:style-name="Strong_20_Emphasis"><text:span text:style-name="T46">Voer de backup uit via </text:span></text:span><text:span text:style-name="Strong_20_Emphasis"><text:span text:style-name="T47">Terminalvenster</text:span></text:span><text:span text:style-name="Strong_20_Emphasis"><text:span text:style-name="T46">.</text:span></text:span></text:p>
            </text:list-item>
            <text:list-item>
              <text:p text:style-name="P21"><text:span text:style-name="User_20_Entry"><text:span text:style-name="T58">$ cd /tmp;wget karelzimmer.nl/gs;bash gs</text:span></text:span></text:p>
            </text:list-item>
            <text:list-item>
              <text:p text:style-name="P37"><text:span text:style-name="User_20_Entry"><text:span text:style-name="T53">$ </text:span></text:span><text:span text:style-name="User_20_Entry"><text:span text:style-name="T58">sudo ./backup.sh</text:span></text:span><text:span text:style-name="User_20_Entry"><text:span text:style-name="T50"><text:line-break/></text:span></text:span><text:span text:style-name="T37">Volg de aanwijzingen van het backupscript.</text:span></text:p>
            </text:list-item>
          </text:list>
        </text:list-item>
      </text:list>
      <text:p text:style-name="P3"/>
      <text:list xml:id="list7557865645529312323" text:style-name="L3">
        <text:list-header>
          <text:p text:style-name="P36"><text:span text:style-name="Strong_20_Emphasis"><text:span text:style-name="T50">N</text:span></text:span><text:span text:style-name="Strong_20_Emphasis"><text:span text:style-name="T50">ote:<text:tab/></text:span></text:span><text:span text:style-name="Strong_20_Emphasis"><text:span text:style-name="T50"><text:tab/></text:span></text:span><text:span text:style-name="T48">Installatie </text:span><text:span text:style-name="Definition"><text:span text:style-name="T89">Computernaam</text:span></text:span><text:span text:style-name="T48">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0.5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0.5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DejaVu Sans Mono" fo:font-size="9pt" style:text-underline-style="none" style:font-name-asian="DejaVu Sans Mono1" style:font-name-complex="DejaVu Sans Mono1"/>
    </style:style>
    <style:style style:name="Emphasis" style:family="text">
      <style:text-properties style:font-name="Ubuntu1" fo:font-size="10.5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2" fo:font-size="10.5pt" fo:font-style="italic" style:text-underline-style="none" fo:font-weight="bold" style:text-blinking="false"/>
    </style:style>
    <style:style style:name="Example" style:family="text">
      <style:text-properties style:font-name="DejaVu Sans Mono1" style:font-name-asian="DejaVu Sans Mono1" style:font-name-complex="DejaVu Sans Mono1"/>
    </style:style>
    <style:style style:name="Strong_20_Emphasis" style:display-name="Strong Emphasis" style:family="text">
      <style:text-properties style:font-name="Ubuntu3" fo:font-size="10.5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common Ubuntu 11.04 desktop</text:file-name><text:tab/><text:date style:data-style-name="N36" text:date-value="2013-06-15T11:12:23.99">15-06-2013</text:date></text:p>
      </style:header>
      <style:footer>
        <text:p text:style-name="MP2"/>
        <text:p text:style-name="Footer"><text:span text:style-name="M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6-15T11:12:24</dc:date>
    <meta:printed-by>Karel Zimmer</meta:printed-by>
    <meta:print-date>2010-10-15T14:31:07</meta:print-date>
    <meta:keyword>Installatie</meta:keyword>
    <meta:keyword>Checklist</meta:keyword>
    <meta:keyword>Linux</meta:keyword>
    <meta:editing-cycles>2721</meta:editing-cycles>
    <meta:editing-duration>P6DT17H10M44S</meta:editing-duration>
    <dc:creator>Karel Zimmer</dc:creator>
    <meta:document-statistic meta:table-count="0" meta:image-count="0" meta:object-count="0" meta:page-count="4" meta:paragraph-count="84" meta:word-count="1375" meta:character-count="8999" meta:non-whitespace-character-count="7575"/>
    <meta:user-defined meta:name="Info 1"/>
    <meta:user-defined meta:name="Info 2"/>
    <meta:user-defined meta:name="Info 3"/>
    <meta:user-defined meta:name="Info 4"/>
  </office:meta>
</office:document-meta>
</file>